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30306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306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306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306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306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306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306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306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306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306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306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306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306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306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306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6008" calcext:value-type="float">
            <text:p>35.1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306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32" calcext:value-type="float">
            <text:p>34.9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